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3.531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42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2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 style:data-style-name="N37">
      <style:table-cell-properties style:vertical-align="middle"/>
    </style:style>
    <style:style style:name="ce9" style:family="table-cell" style:parent-style-name="Default">
      <style:table-cell-properties fo:background-color="#3deb3d" style:vertical-align="middle"/>
    </style:style>
    <style:style style:name="ce10" style:family="table-cell" style:parent-style-name="Default">
      <style:table-cell-properties fo:background-color="#ff0000" style:vertical-align="middle"/>
    </style:style>
    <style:style style:name="ce11" style:family="table-cell" style:parent-style-name="Default">
      <style:table-cell-properties fo:background-color="#ffd320" style:vertical-align="middle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3f7f5f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7"/>
        <table:table-column table:style-name="co1" table:number-columns-repeated="1013" table:default-cell-style-name="ce3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4" office:value-type="string">
            <text:p>JDK</text:p>
          </table:table-cell>
          <table:table-cell table:style-name="ce6" office:value-type="string">
            <text:p>Test summary</text:p>
          </table:table-cell>
          <table:table-cell table:style-name="ce6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number-columns-repeated="1014"/>
        </table:table-row>
        <table:table-row table:style-name="ro3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in features</text:p>
          </table:table-cell>
          <table:table-cell office:value-type="string">
            <text:p>This is a test case to use main features fast without details.</text:p>
            <text:p>It will be used below in different contexts.</text:p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MBeans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"/>
          <table:table-cell table:style-name="ce6" table:number-columns-repeated="2"/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1">
            <text:p>1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Check that heap dump, memory histogram, stack traces and system load average are not available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0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office:value-type="string">
            <text:p>not in eclipse?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JRE 1.6</text:p>
          </table:table-cell>
          <table:table-cell office:value-type="string">
            <text:p>Test main features (see above)</text:p>
          </table:table-cell>
          <table:table-cell office:value-type="string">
            <text:p>Check that the « memory histogram » feature explains the need for a JDK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5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24">
            <text:p>24/11/10</text:p>
          </table:table-cell>
          <table:table-cell table:style-name="ce10" office:value-type="string">
            <text:p>KO</text:p>
          </table:table-cell>
          <table:table-cell/>
          <table:table-cell office:value-type="string">
            <text:p>Pieter</text:p>
          </table:table-cell>
          <table:table-cell table:style-name="ce12" office:value-type="string">
            <text:p>major issue : Glassfish 3.0.1 creates a new instance of the datasource for each lookup, so monitoring of sql requests does not work + minor glassfish issue <text:span text:style-name="T3"><text:a xlink:href="http://java.net/jira/browse/GLASSFISH-12831">http://java.net/jira/browse/GLASSFISH-12831</text:a></text:span>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ona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1-01-31">
            <text:p>31/01/11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inor issue : configuration issue with quartz in jonas 5.1.0 M2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1-01-24">
            <text:p>24/01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/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6.0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1-01-31">
            <text:p>31/01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/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etty 6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/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Jrockit 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IBM WebSphere</text:p>
          </table:table-cell>
          <table:table-cell office:value-type="string">
            <text:p>IBM J9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12">
            <text:p>12/11/10</text:p>
          </table:table-cell>
          <table:table-cell table:style-name="ce10" office:value-type="string">
            <text:p>KO</text:p>
          </table:table-cell>
          <table:table-cell office:value-type="string">
            <text:p>1.20.0</text:p>
          </table:table-cell>
          <table:table-cell office:value-type="string">
            <text:p>evernat</text:p>
          </table:table-cell>
          <table:table-cell table:style-name="ce12" office:value-type="string">
            <text:p>major issue : JNDI tree does not work in Websphere 7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ozilla Firefox3.6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Google Chrom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inor issue : web.xml is not displayed as xml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S Internet Explorer 8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solution-secon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orage-directory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warning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vere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url-exclude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htt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ql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jb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prin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guice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rvices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ruts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rror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ob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display of errors and mean times in the list of jobs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s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played-counter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extreme cases that the http counter is not displayed or that displayed-counters is empty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no-database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ystem-actions-en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llowed-addr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atasources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session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dmin-emails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perio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onitoring-path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wrap-datasources</text:p>
          </table:table-cell>
          <table:table-cell office:value-type="string">
            <text:p>In tomcat, 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context parameter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system propertie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iority of parameters in system properties, in context parameters and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Web fragment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1">without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2">with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JRobi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arts and collect unavailable if JRobin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vailabililty of the PDF reports if iText classes are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Unavailabililty of the PDF reports if iText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nglis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Frenc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erman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fault language of the server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Hudso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JIRA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Confluence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for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of Bamboo</text:p>
          </table:table-cell>
          <table:table-cell office:value-type="string">
            <text:p>to be written</text:p>
          </table:table-cell>
          <table:table-cell table:style-name="ce8" office:value-type="date" office:date-value="2010-11-28">
            <text:p>28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Bamboo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rails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context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context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ce8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, with rewrap-datasources parameter (needs a datasource rar in jonas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9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ce8" office:value-type="date" office:date-value="2010-11-24">
            <text:p>24/11/10</text:p>
          </table:table-cell>
          <table:table-cell table:style-name="ce10" office:value-type="string">
            <text:p>KO</text:p>
          </table:table-cell>
          <table:table-cell/>
          <table:table-cell office:value-type="string">
            <text:p>Pieter</text:p>
          </table:table-cell>
          <table:table-cell table:style-name="ce12" office:value-type="string">
            <text:p>major issue : Datasource is rewrapped but Glassfish 3.0.1 creates a new instance of the datasource for each lookup, so monitoring of sql requests does not work</text:p>
          </table:table-cell>
          <table:table-cell table:number-columns-repeated="1013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Bos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ce8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9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WebLogic 11g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ce8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etty 6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Default" table:number-columns-repeated="4"/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14.jar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1.21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6.jar with java.sql.Driver file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BasicDataSource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JndiObjectFactoryBean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s with excludedDatasources property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lternative for monitoring of sql requests with HibernateBatcherFactory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1.22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*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ejb names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annotation in ejb class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 regexp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pring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tcher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Guic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terceptor for struts ac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truts-Xwork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 defined in spring schedul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 paused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Quartz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urge all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ehcach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with oracle when the user is not granted, including the grant query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 including « CONFIDENTIAL » for SS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Minor issue: Works with firefox and chrome. With IE8 / XP, html report is OK but pdf report can't be viewed or downloaded over SSL (self signed certificate here): issues of IE versions for pdf / doc / xls over SSL are « infamous »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check error messag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modify java.policy file (catalina.policy); the examples webapp needs to be undeploy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NoWebappModif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Deployment of JavaMelody without modification of webap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EAR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deployment of JavaMelody in an ear fi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javamelody.war in tomc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 with xml transport form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several applica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pplications not available any mor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Small issue : an application not available is not easy to remove</text:p>
          </table:table-cell>
          <table:table-cell table:number-columns-repeated="1013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n application with several instances (such as in a cluster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test OSGI configura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at debug level for intialization (and no higher level for normal initialization)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Last shutdow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at the last_shutdown.html file is written when the server is stopp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Reques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office:value-type="string">
            <text:p>to be written (stack-trace of error, stack-trace of log, sql explain plan, call tree, usages, summary per class, last error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xecute the garbage collector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Generate a heap dump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View memory histogram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validate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a http session detai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deployment descriptor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Mbeans</text:p>
          </table:table-cell>
          <table:table-cell office:value-type="string">
            <text:p>to be written</text:p>
          </table:table-cell>
          <table:table-cell table:style-name="ce8" office:value-type="date" office:date-value="2010-11-12">
            <text:p>1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S proce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JNDI tre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pened jdbc connect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ystem informations</text:p>
          </table:table-cell>
          <table:table-cell office:value-type="string">
            <text:p>Windows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check the contents of system informations and compare with jconsole/jvisualvm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View thread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View threads, without stack-trac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Kill a threa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rint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Check that all html screens can be correctly printed.</text:p>
          </table:table-cell>
          <table:table-cell office:value-type="string">
            <text:p>For all screens, open « print preview » and check contents, in particular that buttons of actions are not in preview</text:p>
          </table:table-cell>
          <table:table-cell table:style-name="ce8" office:value-type="date" office:date-value="2010-11-15">
            <text:p>15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 table:number-rows-repeated="6534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ests.A1:Tests.AMJ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3">03/02/2011</text:date>, <text:time>01:2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eric Vernat</meta:initial-creator>
    <meta:creation-date>2010-08-26T17:04:42.85</meta:creation-date>
    <dc:date>2011-02-03T01:22:02.93</dc:date>
    <dc:creator>Emeric Vernat</dc:creator>
    <meta:editing-duration>PT258H31M29S</meta:editing-duration>
    <meta:editing-cycles>226</meta:editing-cycles>
    <meta:generator>OpenOffice.org/3.2$Win32 OpenOffice.org_project/320m18$Build-9502</meta:generator>
    <meta:document-statistic meta:table-count="2" meta:cell-count="1572" meta:object-count="0"/>
  </office:meta>
</office:document-meta>
</file>